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4_11-52-3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4_15-16-21_000.jpg</text:p>
          </table:table-cell>
          <table:table-cell table:style-name="ce19" office:value-type="string">
            <text:p>:m 1-2*2 RES / 64#78_16 / 『不完全性定理』 ゲーデル (goedel)、著；林晋、八杉満利子、訳・解説 / p.40 / w:再帰的関数,topic:定理V / N~</text:p>
          </table:table-cell>
          <table:table-cell table:style-name="ce4"/>
          <table:table-cell table:style-name="ce4"/>
          <table:table-cell table:style-name="ce4" office:value-type="string">
            <text:p>N-35-35-26.596069 E-139-34-45.864257</text:p>
          </table:table-cell>
          <table:table-cell table:style-name="ce36" table:formula="of:=IF([.E3]=&quot;&quot;;[.C3];CONCATENATE([.C3];&quot; / &quot;;[.E3]))" office:value-type="string" office:string-value=":m 1-2*2 RES / 64#78_16 / 『不完全性定理』 ゲーデル (goedel)、著；林晋、八杉満利子、訳・解説 / p.40 / w:再帰的関数,topic:定理V / N~">
            <text:p>:m 1-2*2 RES / 64#78_16 / 『不完全性定理』 ゲーデル (goedel)、著；林晋、八杉満利子、訳・解説 / p.40 / w:再帰的関数,topic:定理V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4_17-02-57_000.jpg</text:p>
          </table:table-cell>
          <table:table-cell table:style-name="ce19" office:value-type="string">
            <text:p>:m RES 1*1 / free# JVEMV6 70#_1 / 70. CO2 / w:scavenger;oxidant;oxidise,topic:補足剤,other=think+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4]=&quot;&quot;;[.C4];CONCATENATE([.C4];&quot; / &quot;;[.E4]))" office:value-type="string" office:string-value=":m RES 1*1 / free# JVEMV6 70#_1 / 70. CO2 / w:scavenger;oxidant;oxidise,topic:補足剤,other=think+">
            <text:p>:m RES 1*1 / free# JVEMV6 70#_1 / 70. CO2 / w:scavenger;oxidant;oxidise,topic:補足剤,other=think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4_18-43-26_000.jpg</text:p>
          </table:table-cell>
          <table:table-cell table:style-name="ce19" office:value-type="string">
            <text:p>:m :尺八,shakuhachi,bamboo 1*1 / session-memo / s.1:todays-melody,key=G,genr=jazz \\\ s.2:todays-melody,key=Em</text:p>
          </table:table-cell>
          <table:table-cell table:style-name="ce18"/>
          <table:table-cell table:style-name="ce4"/>
          <table:table-cell table:style-name="ce4" office:value-type="string">
            <text:p>N-35-35-28.587341 E-139-34-49.929199</text:p>
          </table:table-cell>
          <table:table-cell table:style-name="ce36" table:formula="of:=IF([.E5]=&quot;&quot;;[.C5];CONCATENATE([.C5];&quot; / &quot;;[.E5]))" office:value-type="string" office:string-value=":m :尺八,shakuhachi,bamboo 1*1 / session-memo / s.1:todays-melody,key=G,genr=jazz \\\ s.2:todays-melody,key=Em">
            <text:p>:m :尺八,shakuhachi,bamboo 1*1 / session-memo / s.1:todays-melody,key=G,genr=jazz \\\ s.2:todays-melody,key=Em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4_18-43-47_000.jpg</text:p>
          </table:table-cell>
          <table:table-cell table:style-name="ce19" office:value-type="string">
            <text:p>:m :篠笛,shinobue 1*1 / session-memo / s.1:todays-melody,key=D,for=basic-practice:oct-2_h-2;3</text:p>
          </table:table-cell>
          <table:table-cell table:style-name="ce19"/>
          <table:table-cell table:style-name="ce4"/>
          <table:table-cell table:style-name="ce4" office:value-type="string">
            <text:p>N-35-35-29.507446 E-139-34-49.544677</text:p>
          </table:table-cell>
          <table:table-cell table:style-name="ce36" table:formula="of:=IF([.E6]=&quot;&quot;;[.C6];CONCATENATE([.C6];&quot; / &quot;;[.E6]))" office:value-type="string" office:string-value=":m :篠笛,shinobue 1*1 / session-memo / s.1:todays-melody,key=D,for=basic-practice:oct-2_h-2;3">
            <text:p>:m :篠笛,shinobue 1*1 / session-memo / s.1:todays-melody,key=D,for=basic-practice:oct-2_h-2;3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4_20-38-45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0.649719 E-139-34-51.63208</text:p>
          </table:table-cell>
          <table:table-cell table:style-name="ce36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5_04-06-19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5_05-12-13_000.jpg</text:p>
          </table:table-cell>
          <table:table-cell table:style-name="ce19" office:value-type="string">
            <text:p>:m 東和 PHOTO / 210315m / 豪徳寺駅 / 大東建託㈱　豪徳寺計画 / １名 / ㈱アットライフ（大東建託） / 時刻：部屋を出る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東和 PHOTO / 210315m / 豪徳寺駅 / 大東建託㈱　豪徳寺計画 / １名 / ㈱アットライフ（大東建託） / 時刻：部屋を出る">
            <text:p>:m 東和 PHOTO / 210315m / 豪徳寺駅 / 大東建託㈱　豪徳寺計画 / １名 / ㈱アットライフ（大東建託） / 時刻：部屋を出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15_05-18-27_000.jpg</text:p>
          </table:table-cell>
          <table:table-cell table:style-name="ce19" office:value-type="string">
            <text:p>:m 東和 PHOTO / 210315m / 豪徳寺駅 / 大東建託㈱　豪徳寺計画 / １名 / ㈱アットライフ（大東建託） / 出発時間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0]=&quot;&quot;;[.C10];CONCATENATE([.C10];&quot; / &quot;;[.E10]))" office:value-type="string" office:string-value=":m 東和 PHOTO / 210315m / 豪徳寺駅 / 大東建託㈱　豪徳寺計画 / １名 / ㈱アットライフ（大東建託） / 出発時間">
            <text:p>:m 東和 PHOTO / 210315m / 豪徳寺駅 / 大東建託㈱　豪徳寺計画 / １名 / ㈱アットライフ（大東建託） / 出発時間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15_06-35-21_000.jpg</text:p>
          </table:table-cell>
          <table:table-cell table:style-name="ce19" office:value-type="string">
            <text:p>:m 東和 PHOTO / 210315m / 豪徳寺駅 / 大東建託㈱　豪徳寺計画 / １名 / ㈱アットライフ（大東建託） / 現場状況</text:p>
          </table:table-cell>
          <table:table-cell table:style-name="ce17"/>
          <table:table-cell table:style-name="ce4"/>
          <table:table-cell table:style-name="ce4" office:value-type="string">
            <text:p>N-35-39-9.700927 E-139-38-54.814453</text:p>
          </table:table-cell>
          <table:table-cell table:style-name="ce36" table:formula="of:=IF([.E11]=&quot;&quot;;[.C11];CONCATENATE([.C11];&quot; / &quot;;[.E11]))" office:value-type="string" office:string-value=":m 東和 PHOTO / 210315m / 豪徳寺駅 / 大東建託㈱　豪徳寺計画 / １名 / ㈱アットライフ（大東建託） / 現場状況">
            <text:p>:m 東和 PHOTO / 210315m / 豪徳寺駅 / 大東建託㈱　豪徳寺計画 / １名 / ㈱アットライフ（大東建託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15_06-35-45_000.jpg</text:p>
          </table:table-cell>
          <table:table-cell table:style-name="ce19" office:value-type="string">
            <text:p>:m 東和 PHOTO / 210315m / 豪徳寺駅 / 大東建託㈱　豪徳寺計画 / １名 / ㈱アットライフ（大東建託） / 現場状況</text:p>
          </table:table-cell>
          <table:table-cell table:style-name="ce27"/>
          <table:table-cell table:style-name="ce4"/>
          <table:table-cell table:style-name="ce4" office:value-type="string">
            <text:p>N-35-39-9.700927 E-139-38-54.814453</text:p>
          </table:table-cell>
          <table:table-cell table:style-name="ce36" table:formula="of:=IF([.E12]=&quot;&quot;;[.C12];CONCATENATE([.C12];&quot; / &quot;;[.E12]))" office:value-type="string" office:string-value=":m 東和 PHOTO / 210315m / 豪徳寺駅 / 大東建託㈱　豪徳寺計画 / １名 / ㈱アットライフ（大東建託） / 現場状況">
            <text:p>:m 東和 PHOTO / 210315m / 豪徳寺駅 / 大東建託㈱　豪徳寺計画 / １名 / ㈱アットライフ（大東建託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3-15_07-58-34_000.jpg</text:p>
          </table:table-cell>
          <table:table-cell table:style-name="ce19" office:value-type="string">
            <text:p>:m 東和 PHOTO / 210315m / 豪徳寺駅 / 大東建託㈱　豪徳寺計画 / １名 / ㈱アットライフ（大東建託） / 現場状況</text:p>
          </table:table-cell>
          <table:table-cell table:style-name="ce19"/>
          <table:table-cell table:style-name="ce4"/>
          <table:table-cell table:style-name="ce4" office:value-type="string">
            <text:p>N-35-39-1.818237 E-139-39-8.602294</text:p>
          </table:table-cell>
          <table:table-cell table:style-name="ce36" table:formula="of:=IF([.E13]=&quot;&quot;;[.C13];CONCATENATE([.C13];&quot; / &quot;;[.E13]))" office:value-type="string" office:string-value=":m 東和 PHOTO / 210315m / 豪徳寺駅 / 大東建託㈱　豪徳寺計画 / １名 / ㈱アットライフ（大東建託） / 現場状況">
            <text:p>:m 東和 PHOTO / 210315m / 豪徳寺駅 / 大東建託㈱　豪徳寺計画 / １名 / ㈱アットライフ（大東建託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3-15_07-58-37_000.jpg</text:p>
          </table:table-cell>
          <table:table-cell table:style-name="ce19" office:value-type="string">
            <text:p>:m 東和 PHOTO / 210315m / 豪徳寺駅 / 大東建託㈱　豪徳寺計画 / １名 / ㈱アットライフ（大東建託） / 現場状況</text:p>
          </table:table-cell>
          <table:table-cell table:style-name="ce17"/>
          <table:table-cell table:style-name="ce4"/>
          <table:table-cell table:style-name="ce4" office:value-type="string">
            <text:p>N-35-39-1.818237 E-139-39-8.602294</text:p>
          </table:table-cell>
          <table:table-cell table:style-name="ce36" table:formula="of:=IF([.E14]=&quot;&quot;;[.C14];CONCATENATE([.C14];&quot; / &quot;;[.E14]))" office:value-type="string" office:string-value=":m 東和 PHOTO / 210315m / 豪徳寺駅 / 大東建託㈱　豪徳寺計画 / １名 / ㈱アットライフ（大東建託） / 現場状況">
            <text:p>:m 東和 PHOTO / 210315m / 豪徳寺駅 / 大東建託㈱　豪徳寺計画 / １名 / ㈱アットライフ（大東建託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3-15_07-58-57_000.jpg</text:p>
          </table:table-cell>
          <table:table-cell table:style-name="ce19" office:value-type="string">
            <text:p>:m 東和 PHOTO / 210315m / 豪徳寺駅 / 大東建託㈱　豪徳寺計画 / １名 / ㈱アットライフ（大東建託） / 現場状況</text:p>
          </table:table-cell>
          <table:table-cell table:style-name="ce20"/>
          <table:table-cell table:style-name="ce4"/>
          <table:table-cell table:style-name="ce4" office:value-type="string">
            <text:p>N-35-39-8.094177 E-139-38-55.968017</text:p>
          </table:table-cell>
          <table:table-cell table:style-name="ce36" table:formula="of:=IF([.E15]=&quot;&quot;;[.C15];CONCATENATE([.C15];&quot; / &quot;;[.E15]))" office:value-type="string" office:string-value=":m 東和 PHOTO / 210315m / 豪徳寺駅 / 大東建託㈱　豪徳寺計画 / １名 / ㈱アットライフ（大東建託） / 現場状況">
            <text:p>:m 東和 PHOTO / 210315m / 豪徳寺駅 / 大東建託㈱　豪徳寺計画 / １名 / ㈱アットライフ（大東建託） / 現場状況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3-15_14-27-00_000.jpg</text:p>
          </table:table-cell>
          <table:table-cell table:style-name="ce18" office:value-type="string">
            <text:p>:PHOTO 記録しておきたいもの / @東和現場への途中；豪徳寺駅 / object=住宅の車庫の門扉：構造</text:p>
          </table:table-cell>
          <table:table-cell table:style-name="ce27"/>
          <table:table-cell table:style-name="ce4"/>
          <table:table-cell table:style-name="ce4" office:value-type="string">
            <text:p>N-35-39-11.252746 E-139-38-50.969238</text:p>
          </table:table-cell>
          <table:table-cell table:style-name="ce36" table:formula="of:=IF([.E16]=&quot;&quot;;[.C16];CONCATENATE([.C16];&quot; / &quot;;[.E16]))" office:value-type="string" office:string-value=":PHOTO 記録しておきたいもの / @東和現場への途中；豪徳寺駅 / object=住宅の車庫の門扉：構造">
            <text:p>:PHOTO 記録しておきたいもの / @東和現場への途中；豪徳寺駅 / object=住宅の車庫の門扉：構造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3-15_16-46-02_000.jpg</text:p>
          </table:table-cell>
          <table:table-cell table:style-name="ce19" office:value-type="string">
            <text:p>:m 東和 PHOTO / 210315m / 豪徳寺駅 / 大東建託㈱　豪徳寺計画 / １名 / ㈱アットライフ（大東建託） / 日報</text:p>
          </table:table-cell>
          <table:table-cell table:style-name="ce2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7]=&quot;&quot;;[.C17];CONCATENATE([.C17];&quot; / &quot;;[.E17]))" office:value-type="string" office:string-value=":m 東和 PHOTO / 210315m / 豪徳寺駅 / 大東建託㈱　豪徳寺計画 / １名 / ㈱アットライフ（大東建託） / 日報">
            <text:p>:m 東和 PHOTO / 210315m / 豪徳寺駅 / 大東建託㈱　豪徳寺計画 / １名 / ㈱アットライフ（大東建託） / 日報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3-15_19-05-32_000.jpg</text:p>
          </table:table-cell>
          <table:table-cell table:style-name="ce19" office:value-type="string">
            <text:p>:m :篠笛,shinobue 1*1 / session-memo / s.1:write-out:prev-video</text:p>
          </table:table-cell>
          <table:table-cell table:style-name="ce20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8]=&quot;&quot;;[.C18];CONCATENATE([.C18];&quot; / &quot;;[.E18]))" office:value-type="string" office:string-value=":m :篠笛,shinobue 1*1 / session-memo / s.1:write-out:prev-video">
            <text:p>:m :篠笛,shinobue 1*1 / session-memo / s.1:write-out:prev-video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3-15_21-01-2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6" table:formula="of:=IF([.E19]=&quot;&quot;;[.C19];CONCATENATE([.C19];&quot; / &quot;;[.E19]))" office:value-type="string" office:string-value=":m 食べた物">
            <text:p>:m 食べた物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3-16_01-55-04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2021-03-16_07-53-23_000.jpg</text:p>
          </table:table-cell>
          <table:table-cell table:style-name="ce19" office:value-type="string">
            <text:p>:PHOTO 記録 / @自室 / subject=イヤホン：使用 / for== / occasion=開始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1]=&quot;&quot;;[.C21];CONCATENATE([.C21];&quot; / &quot;;[.E21]))" office:value-type="string" office:string-value=":PHOTO 記録 / @自室 / subject=イヤホン：使用 / for== / occasion=開始">
            <text:p>:PHOTO 記録 / @自室 / subject=イヤホン：使用 / for== / occasion=開始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3-16_07-53-29_000.jpg</text:p>
          </table:table-cell>
          <table:table-cell table:style-name="ce17" office:value-type="string">
            <text:p>:m :PHOTO 起きた時刻 / 2020</text:p>
          </table:table-cell>
          <table:table-cell table:style-name="ce2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5_16-25-51_000.mid</text:p>
          </table:table-cell>
          <table:table-cell table:style-name="ce8" office:value-type="string">
            <text:p>:in-mid / app=perfect-piano / 演奏、play / id-2021-0315-1 / category=melody,inst=shino,koto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string" office:string-value=":in-mid / app=perfect-piano / 演奏、play / id-2021-0315-1 / category=melody,inst=shino,koto,for=~,genre=~">
            <text:p>:in-mid / app=perfect-piano / 演奏、play / id-2021-0315-1 / category=melody,inst=shino,kot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5_23-29-08_000.mid</text:p>
          </table:table-cell>
          <table:table-cell table:style-name="ce8" office:value-type="string">
            <text:p>:in-mid / app=perfect-piano / 演奏、play / id-2021-0315-2 / category=melody,inst=shino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string" office:string-value=":in-mid / app=perfect-piano / 演奏、play / id-2021-0315-2 / category=melody,inst=shino,for=~,genre=~">
            <text:p>:in-mid / app=perfect-piano / 演奏、play / id-2021-0315-2 / category=melody,inst=shin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2021/03/16</text:date>, <text:time>09:5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6T09:55:23.97</dc:date>
    <dc:creator>iwabuchi ken</dc:creator>
    <meta:editing-duration>P32DT40M16S</meta:editing-duration>
    <meta:editing-cycles>11937</meta:editing-cycles>
    <meta:document-statistic meta:table-count="1" meta:cell-count="385" meta:object-count="0"/>
  </office:meta>
</office:document-meta>
</file>